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erverFactoryBeanTests.locateExistingServerIfPossibleWithExisting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BeanServerFactoryBeanTests.resetMBean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Tests.locateExistingServerIfPossibleWithFallbackToPlatform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ServerFactoryBeanTests.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ServerFactoryBeanTests.creat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Tests.withEmptyAgentIdAndFallbackToPlatform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ServerFactoryBeanTests.hasInstance( List &lt; MBeanServer &gt; servers , MBean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Tests.new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Tests.assertCreation( boolean referenceShouldExist , String fail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BeanServerFactoryBeanTests.defaul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